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1b4e" officeooo:paragraph-rsid="00061b4e"/>
    </style:style>
    <style:style style:name="P2" style:family="paragraph" style:parent-style-name="Standard" style:list-style-name="L1">
      <style:text-properties officeooo:rsid="0007390d" officeooo:paragraph-rsid="0007390d"/>
    </style:style>
    <style:style style:name="P3" style:family="paragraph" style:parent-style-name="Standard" style:list-style-name="L1">
      <style:text-properties officeooo:rsid="0007bd09" officeooo:paragraph-rsid="0007bd09"/>
    </style:style>
    <style:style style:name="P4" style:family="paragraph" style:parent-style-name="Standard" style:list-style-name="L1">
      <style:text-properties officeooo:rsid="00089e8e" officeooo:paragraph-rsid="00089e8e"/>
    </style:style>
    <style:style style:name="T1" style:family="text">
      <style:text-properties officeooo:rsid="0007bd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minism</text:p>
      <text:list xml:id="list9102493972853925365" text:style-name="L1">
        <text:list-item>
          <text:p text:style-name="P2">Is it acceptable for people to have a globalized community while making sure that we take <text:span text:style-name="T1">the existing discrimination into account</text:span></text:p>
        </text:list-item>
        <text:list-item>
          <text:p text:style-name="P3">Women especially are considered to be emblems of cultural integrity, “pure”</text:p>
        </text:list-item>
        <text:list-item>
          <text:p text:style-name="P3">It's easy for someone to speak for another group</text:p>
        </text:list-item>
        <text:list-item>
          <text:p text:style-name="P3">There are “gendered interests”, which are things that we can strategtically exclude other groups</text:p>
          <text:list>
            <text:list-item>
              <text:p text:style-name="P3">People who have common interests can group together and exclude those who do not have such interests for a while </text:p>
            </text:list-item>
            <text:list-item>
              <text:p text:style-name="P4">Smaller groups may exlclude bigger groups to make a point</text:p>
              <text:list>
                <text:list-item>
                  <text:p text:style-name="P4">But not the other way around</text:p>
                </text:list-item>
                <text:list-item>
                  <text:p text:style-name="P4">Only to a point (the exclusion cannot be indefinite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1:04:44.652584433</meta:creation-date>
    <dc:date>2014-09-25T11:12:39.202569720</dc:date>
    <meta:editing-duration>PT7M14S</meta:editing-duration>
    <meta:editing-cycles>4</meta:editing-cycles>
    <meta:generator>LibreOffice/4.3.1.2$Linux_X86_64 LibreOffice_project/430m0$Build-2</meta:generator>
    <meta:document-statistic meta:table-count="0" meta:image-count="0" meta:object-count="0" meta:page-count="1" meta:paragraph-count="9" meta:word-count="109" meta:character-count="615" meta:non-whitespace-character-count="522"/>
  </office:meta>
</office:document-meta>
</file>